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 style:vertical-align="middle"/>
    </style:style>
    <style:style style:name="ce7" style:family="table-cell" style:parent-style-name="Default">
      <style:table-cell-properties fo:border-bottom="0.06pt solid #000000" fo:background-color="#ccffcc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ccffcc" fo:border-left="none" fo:border-right="0.06pt solid #000000" fo:border-top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ffcc" fo:border="0.06pt solid #000000" style:vertical-align="middl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deine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CYP_G</text:p>
          </table:table-cell>
          <table:table-cell table:style-name="ce2" office:value-type="string" calcext:value-type="string" table:number-columns-spanned="1" table:number-rows-spanned="2">
            <text:p>pktype</text:p>
          </table:table-cell>
          <table:table-cell table:style-name="ce2" office:value-type="string" calcext:value-type="string" table:number-columns-spanned="1" table:number-rows-spanned="2">
            <text:p>unit</text:p>
          </table:table-cell>
          <table:table-cell table:style-name="ce3" office:value-type="string" calcext:value-type="string" table:number-columns-spanned="1" table:number-rows-spanned="2">
            <text:p>Raw</text:p>
          </table:table-cell>
          <table:table-cell table:style-name="ce3" office:value-type="string" calcext:value-type="string" table:number-columns-spanned="1" table:number-rows-spanned="2">
            <text:p>Calculated</text:p>
          </table:table-cell>
          <table:table-cell table:style-name="ce3" office:value-type="string" calcext:value-type="string" table:number-columns-spanned="1" table:number-rows-spanned="2">
            <text:p>Difference</text:p>
          </table:table-cell>
          <table:table-cell table:style-name="ce3" office:value-type="string" calcext:value-type="string" table:number-columns-spanned="1" table:number-rows-spanned="2">
            <text:p>Difference %</text:p>
          </table:table-cell>
          <table:table-cell table:number-columns-repeated="1017"/>
        </table:table-row>
        <table:table-row table:style-name="ro1">
          <table:covered-table-cell table:number-columns-repeated="3" table:style-name="ce3"/>
          <table:covered-table-cell table:number-columns-repeated="4" table:style-name="ce10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8">
            <text:p>*1/*1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6630.00 +- 2070.00</text:p>
          </table:table-cell>
          <table:table-cell office:value-type="float" office:value="6240" calcext:value-type="float">
            <text:p>6240</text:p>
          </table:table-cell>
          <table:table-cell office:value-type="float" office:value="390" calcext:value-type="float">
            <text:p>390</text:p>
          </table:table-cell>
          <table:table-cell office:value-type="float" office:value="5.88" calcext:value-type="float">
            <text:p>5.8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8520.00 +- 4100.00</text:p>
          </table:table-cell>
          <table:table-cell office:value-type="float" office:value="-3650000" calcext:value-type="float">
            <text:p>-3650000</text:p>
          </table:table-cell>
          <table:table-cell office:value-type="float" office:value="3658520" calcext:value-type="float">
            <text:p>3658520</text:p>
          </table:table-cell>
          <table:table-cell office:value-type="float" office:value="42940.38" calcext:value-type="float">
            <text:p>42940.3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5.08 +- 3.39</text:p>
          </table:table-cell>
          <table:table-cell office:value-type="float" office:value="7.97" calcext:value-type="float">
            <text:p>7.97</text:p>
          </table:table-cell>
          <table:table-cell office:value-type="float" office:value="2.89" calcext:value-type="float">
            <text:p>2.89</text:p>
          </table:table-cell>
          <table:table-cell office:value-type="float" office:value="56.89" calcext:value-type="float">
            <text:p>56.8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2.06 +- 0.89</text:p>
          </table:table-cell>
          <table:table-cell office:value-type="float" office:value="1.64" calcext:value-type="float">
            <text:p>1.64</text:p>
          </table:table-cell>
          <table:table-cell office:value-type="float" office:value="0.42" calcext:value-type="float">
            <text:p>0.42</text:p>
          </table:table-cell>
          <table:table-cell office:value-type="float" office:value="20.39" calcext:value-type="float">
            <text:p>20.3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n +- nan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9.40 +- 11.70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38.3" calcext:value-type="float">
            <text:p>38.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64 +- 0.28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21.88" calcext:value-type="float">
            <text:p>21.8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 +- nan</text:p>
          </table:table-cell>
          <table:table-cell office:value-type="float" office:value="66.7" calcext:value-type="float">
            <text:p>66.7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8">
            <text:p>*1/*10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3770.00 +- 1930.00</text:p>
          </table:table-cell>
          <table:table-cell office:value-type="float" office:value="3800" calcext:value-type="float">
            <text:p>38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5050.00 +- 3300.00</text:p>
          </table:table-cell>
          <table:table-cell office:value-type="float" office:value="-11800000" calcext:value-type="float">
            <text:p>-11800000</text:p>
          </table:table-cell>
          <table:table-cell office:value-type="float" office:value="11805050" calcext:value-type="float">
            <text:p>11805050</text:p>
          </table:table-cell>
          <table:table-cell office:value-type="float" office:value="233763.37" calcext:value-type="float">
            <text:p>233763.37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9.72 +- 8.72</text:p>
          </table:table-cell>
          <table:table-cell office:value-type="float" office:value="12.3" calcext:value-type="float">
            <text:p>12.3</text:p>
          </table:table-cell>
          <table:table-cell office:value-type="float" office:value="2.58" calcext:value-type="float">
            <text:p>2.58</text:p>
          </table:table-cell>
          <table:table-cell office:value-type="float" office:value="26.54" calcext:value-type="float">
            <text:p>26.5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0.96 +- 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23" calcext:value-type="float">
            <text:p>0.23</text:p>
          </table:table-cell>
          <table:table-cell office:value-type="float" office:value="23.54" calcext:value-type="float">
            <text:p>23.5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n +- na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11.50 +- 11.10</text:p>
          </table:table-cell>
          <table:table-cell office:value-type="float" office:value="7.92" calcext:value-type="float">
            <text:p>7.92</text:p>
          </table:table-cell>
          <table:table-cell office:value-type="float" office:value="3.58" calcext:value-type="float">
            <text:p>3.58</text:p>
          </table:table-cell>
          <table:table-cell office:value-type="float" office:value="31.13" calcext:value-type="float">
            <text:p>31.1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86 +- 0.52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41.86" calcext:value-type="float">
            <text:p>41.8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 +- nan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8">
            <text:p>*10/*10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2650.00 +- 1950.00</text:p>
          </table:table-cell>
          <table:table-cell office:value-type="float" office:value="2730" calcext:value-type="float">
            <text:p>2730</text:p>
          </table:table-cell>
          <table:table-cell office:value-type="float" office:value="80" calcext:value-type="float">
            <text:p>80</text:p>
          </table:table-cell>
          <table:table-cell office:value-type="float" office:value="3.02" calcext:value-type="float">
            <text:p>3.02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3260.00 +- 2430.00</text:p>
          </table:table-cell>
          <table:table-cell office:value-type="float" office:value="-49300000" calcext:value-type="float">
            <text:p>-49300000</text:p>
          </table:table-cell>
          <table:table-cell office:value-type="float" office:value="49303260" calcext:value-type="float">
            <text:p>49303260</text:p>
          </table:table-cell>
          <table:table-cell office:value-type="float" office:value="1512369.94" calcext:value-type="float">
            <text:p>1512369.9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16.20 +- 12.30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23.46" calcext:value-type="float">
            <text:p>23.4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0.68 +- 0.50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13.82" calcext:value-type="float">
            <text:p>13.82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n +- na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6.84 +- 5.46</text:p>
          </table:table-cell>
          <table:table-cell office:value-type="float" office:value="13" calcext:value-type="float">
            <text:p>13</text:p>
          </table:table-cell>
          <table:table-cell office:value-type="float" office:value="6.16" calcext:value-type="float">
            <text:p>6.16</text:p>
          </table:table-cell>
          <table:table-cell office:value-type="float" office:value="90.06" calcext:value-type="float">
            <text:p>90.0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86 +- 0.52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6.28" calcext:value-type="float">
            <text:p>16.2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 +- nan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8:04:58.514467780</dc:date>
    <meta:editing-duration>PT15M11S</meta:editing-duration>
    <meta:editing-cycles>2</meta:editing-cycles>
    <meta:generator>LibreOffice/6.0.7.3$Linux_X86_64 LibreOffice_project/00m0$Build-3</meta:generator>
    <meta:document-statistic meta:table-count="1" meta:cell-count="154" meta:object-count="0"/>
  </office:meta>
</office:document-meta>
</file>